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BufferContentHandler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fferConten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fferContentHandler.escape( StringBuffer buffer , char ch [ ] , int start ,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ngBufferContentHandler.endElement( String uri , String loc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PU.NPU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Buffer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fferContentHandler.escape( StringBuffer buffer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PU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fferContentHandler.startElement( String uri , String loc , String qName , Attributes a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tringBufferContentHandler.StringBufferContentHandler( StringBuffer string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